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9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0.26pt solid #000000" fo:border-top="0.26pt solid #000000"/>
    </style:style>
    <style:style style:name="ce3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0.26pt solid #000000" fo:border-top="none"/>
    </style:style>
    <style:style style:name="ce4" style:family="table-cell" style:parent-style-name="Default">
      <style:table-cell-properties fo:border-bottom="0.26pt solid #000000" fo:border-left="0.26pt solid #000000" fo:padding-bottom="0.0193in" fo:padding-left="0.0138in" fo:padding-right="0.0138in" fo:padding-top="0.0193in" fo:border-right="0.26pt solid #000000" fo:border-top="none"/>
    </style:style>
    <style:style style:name="ce5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none" fo:border-top="0.26pt solid #000000"/>
    </style:style>
    <style:style style:name="ce6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none" fo:border-top="none"/>
    </style:style>
    <style:style style:name="ce7" style:family="table-cell" style:parent-style-name="Default">
      <style:table-cell-properties fo:border-bottom="0.26pt solid #000000" fo:border-left="0.26pt solid #000000" fo:padding-bottom="0.0193in" fo:padding-left="0.0138in" fo:padding-right="0.0138in" fo:padding-top="0.0193in" fo:border-right="none" fo:border-top="none"/>
    </style:style>
    <style:style style:name="ce8" style:family="table-cell" style:parent-style-name="Default">
      <style:table-cell-properties fo:border-bottom="none" fo:border-left="none" fo:padding-bottom="0.0193in" fo:padding-left="0.0138in" fo:padding-right="0.0138in" fo:padding-top="0.0193in" fo:border-right="none" fo:border-top="0.26pt solid #000000"/>
    </style:style>
    <style:style style:name="ce9" style:family="table-cell" style:parent-style-name="Default">
      <style:table-cell-properties fo:padding-bottom="0.0193in" fo:padding-left="0.0138in" fo:padding-right="0.0138in" fo:padding-top="0.0193in"/>
    </style:style>
    <style:style style:name="ce10" style:family="table-cell" style:parent-style-name="Default">
      <style:table-cell-properties fo:border-bottom="0.26pt solid #000000" fo:border-left="none" fo:padding-bottom="0.0193in" fo:padding-left="0.0138in" fo:padding-right="0.0138in" fo:padding-top="0.0193in" fo:border-right="none" fo:border-top="none"/>
    </style:style>
    <style:style style:name="ce11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000000" fo:border-top="0.26pt solid #000000"/>
    </style:style>
    <style:style style:name="ce12" style:family="table-cell" style:parent-style-name="Default">
      <style:table-cell-properties fo:border-bottom="none" fo:border-left="none" fo:padding-bottom="0.0193in" fo:padding-left="0.0138in" fo:padding-right="0.0138in" fo:padding-top="0.0193in" fo:border-right="0.26pt solid #000000" fo:border-top="none"/>
    </style:style>
    <style:style style:name="ce13" style:family="table-cell" style:parent-style-name="Default">
      <style:table-cell-properties fo:border-bottom="0.26pt solid #000000" fo:border-left="none" fo:padding-bottom="0.0193in" fo:padding-left="0.0138in" fo:padding-right="0.0138in" fo:padding-top="0.0193in" fo:border-right="0.26pt solid #000000" fo:border-top="none"/>
    </style:style>
  </office:automatic-styles>
  <office:body>
    <office:spreadsheet>
      <table:content-validations>
        <table:content-validation table:name="val1" table:condition="of:cell-content-is-decimal-number() and cell-content()&gt;3.14" table:allow-empty-cell="true" table:base-cell-address="Sheet1.C7">
          <table:error-message table:message-type="warning" table:title="Too small" table:display="true">
            <text:p>The number you are trying to enter is not greater than 3.14! Are you sure you want to enter it anyway?</text:p>
          </table:error-message>
        </table:content-validation>
        <table:content-validation table:name="val2" table:condition="of:cell-content-is-whole-number() and cell-content-is-between(1,10)" table:allow-empty-cell="true" table:base-cell-address="Sheet2.C4">
          <table:error-message table:message-type="stop" table:title="Error sheet 2" table:display="true">
            <text:p>Must be a whole number between 1 and 10.</text:p>
          </table:error-message>
        </table:content-validation>
      </table:content-validations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ce1" office:value-type="string">
            <text:p>Enter a number greater than 3.14</text:p>
          </table:table-cell>
        </table:table-row>
        <table:table-row table:style-name="ro2">
          <table:table-cell table:number-columns-repeated="2"/>
          <table:table-cell table:style-name="ce2" table:content-validation-name="val1" office:value-type="float" office:value="3.141">
            <text:p>3.141</text:p>
          </table:table-cell>
        </table:table-row>
        <table:table-row table:style-name="ro2">
          <table:table-cell table:number-columns-repeated="2"/>
          <table:table-cell table:content-validation-name="val1" office:value-type="float" office:value="999">
            <text:p>999</text:p>
          </table:table-cell>
        </table:table-row>
        <table:table-row table:style-name="ro2" table:number-rows-repeated="2">
          <table:table-cell table:number-columns-repeated="2"/>
          <table:table-cell table:content-validation-name="val1"/>
        </table:table-row>
        <table:table-row table:style-name="ro2">
          <table:table-cell table:number-columns-repeated="2"/>
          <table:table-cell table:style-name="ce4" table:content-validation-name="val1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3" table:default-cell-style-name="ce9"/>
        <table:table-column table:style-name="co1" table:default-cell-style-name="ce12"/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 office:value-type="string">
            <text:p>Enter a whole number between 1 and 10</text:p>
          </table:table-cell>
          <table:table-cell table:style-name="ce1" table:number-columns-repeated="4"/>
        </table:table-row>
        <table:table-row table:style-name="ro2">
          <table:table-cell table:number-columns-repeated="2"/>
          <table:table-cell table:style-name="ce5" table:content-validation-name="val2" office:value-type="float" office:value="4">
            <text:p>4</text:p>
          </table:table-cell>
          <table:table-cell table:style-name="ce8" table:content-validation-name="val2" office:value-type="float" office:value="10">
            <text:p>10</text:p>
          </table:table-cell>
          <table:table-cell table:style-name="ce8" table:content-validation-name="val2" table:number-columns-repeated="2"/>
          <table:table-cell table:style-name="ce11" table:content-validation-name="val2"/>
        </table:table-row>
        <table:table-row table:style-name="ro2">
          <table:table-cell table:number-columns-repeated="2"/>
          <table:table-cell table:content-validation-name="val2" office:value-type="float" office:value="3">
            <text:p>3</text:p>
          </table:table-cell>
          <table:table-cell table:content-validation-name="val2" table:number-columns-repeated="4"/>
        </table:table-row>
        <table:table-row table:style-name="ro2" table:number-rows-repeated="2">
          <table:table-cell table:number-columns-repeated="2"/>
          <table:table-cell table:content-validation-name="val2" table:number-columns-repeated="5"/>
        </table:table-row>
        <table:table-row table:style-name="ro2">
          <table:table-cell table:number-columns-repeated="2"/>
          <table:table-cell table:style-name="ce7" table:content-validation-name="val2" office:value-type="float" office:value="5">
            <text:p>5</text:p>
          </table:table-cell>
          <table:table-cell table:number-columns-repeated="3" table:style-name="ce10" table:content-validation-name="val2" office:value-type="float" office:value="5">
            <text:p>5</text:p>
          </table:table-cell>
          <table:table-cell table:style-name="ce13" table:content-validation-name="val2" office:value-type="float" office:value="5">
            <text:p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8">06/08/2012</text:date>, <text:time>20:0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ck_x </meta:initial-creator>
    <meta:creation-date>2012-06-07T08:29:25</meta:creation-date>
    <dc:date>2012-06-08T20:08:07</dc:date>
    <dc:creator>dack_x </dc:creator>
    <meta:editing-duration>PT4H41M1S</meta:editing-duration>
    <meta:editing-cycles>3</meta:editing-cycles>
    <meta:generator>LibreOffice/3.4$Linux LibreOffice_project/340m1$Build-502</meta:generator>
    <meta:document-statistic meta:table-count="2" meta:cell-count="12" meta:object-count="0"/>
  </office:meta>
</office:document-meta>
</file>